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2" svg:font-family="'LM Mono 10'" style:font-pitch="fixed"/>
    <style:font-face style:name="LM Mono 104" svg:font-family="'LM Mono 10'" style:font-adornments="Semibold" style:font-pitch="fixed"/>
    <style:font-face style:name="LM Mono 101" svg:font-family="'LM Mono 10'" style:font-adornments="細字" style:font-pitch="fixed"/>
    <style:font-face style:name="LM Mono 103" svg:font-family="'LM Mono 10'" style:font-adornments="Semibold" style:font-pitch="variable"/>
    <style:font-face style:name="LM Mono 10" svg:font-family="'LM Mono 10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2pt" style:font-size-complex="28pt"/>
    </style:style>
    <style:style style:name="T2" style:family="text">
      <style:text-properties fo:color="#c6c6c6" fo:font-size="24pt" style:font-size-asian="22pt" style:font-size-complex="28pt"/>
    </style:style>
    <style:style style:name="T3" style:family="text">
      <style:text-properties fo:color="#c6c6c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nline resources for everyone* in UT astronom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Brian W. Mulligan</text:p>
            <text:p>University of Texas at Austin</text:p>
            <text:p/>
            <text:p/>
            <text:p/>
            <text:p>Grad Student – Post-Doc Seminar</text:p>
            <text:p>University of Texas at Austin</text:p>
            <text:p>20 April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Slack</text:span></text:p>
              </text:list-item>
              <text:list-item>
                <text:p><text:span text:style-name="T1"/></text:p>
              </text:list-item>
              <text:list-item>
                <text:p><text:span text:style-name="T1">Git</text:span></text:p>
              </text:list-item>
              <text:list-item>
                <text:p><text:span text:style-name="T1"/></text:p>
              </text:list-item>
              <text:list-item>
                <text:p><text:span text:style-name="T1">The Graduate Student wiki</text:span></text:p>
              </text:list-item>
              <text:list-item>
                <text:p/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Slack</text:span></text:p>
              </text:list-item>
              <text:list-item>
                <text:p><text:span text:style-name="T1"/></text:p>
              </text:list-item>
              <text:list-item>
                <text:p><text:span text:style-name="T2">Git</text:span></text:p>
              </text:list-item>
              <text:list-item>
                <text:p><text:span text:style-name="T2"/></text:p>
              </text:list-item>
              <text:list-item>
                <text:p><text:span text:style-name="T2">The Graduate Student wiki</text:span></text:p>
              </text:list-item>
              <text:list-item>
                <text:p><text:span text:style-name="T3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ack: astrodat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a xlink:href="https://astrodata.slack.com/" xlink:type="simple">https://astrodata.slack.com</text:a></text:p>
              </text:list-item>
              <text:list-item>
                <text:p/>
              </text:list-item>
              <text:list-item>
                <text:p>Open to anyone with an <text:s text:c="2"/>astro.as.utexas.edu <text:s text:c="2"/>email</text:p>
                <text:list>
                  <text:list-item>
                    <text:p>May add utexas.edu or something?</text:p>
                  </text:list-item>
                  <text:list-item>
                    <text:p>Matt Stevens is an administrator (as are a bunch of other people, mostly no longer at UT) </text:p>
                  </text:list-item>
                </text:list>
              </text:list-item>
              <text:list-item>
                <text:p/>
              </text:list-item>
              <text:list-item>
                <text:p>Originally meant for people planning to do data science, but has turned into a more general purpose thing</text:p>
              </text:list-item>
              <text:list-item>
                <text:p/>
              </text:list-item>
              <text:list-item>
                <text:p>Still a bit of DS emphasis</text:p>
              </text:list-item>
              <text:list-item>
                <text:p/>
              </text:list-item>
              <text:list-item>
                <text:p>Many former UT postdocs and grad. students</text:p>
              </text:list-item>
              <text:list-item>
                <text:p/>
              </text:list-item>
              <text:list-item>
                <text:p>Good for asking questions to largish group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Slack</text:span></text:p>
              </text:list-item>
              <text:list-item>
                <text:p><text:span text:style-name="T1"/></text:p>
              </text:list-item>
              <text:list-item>
                <text:p><text:span text:style-name="T1">Git</text:span></text:p>
              </text:list-item>
              <text:list-item>
                <text:p><text:span text:style-name="T1"/></text:p>
              </text:list-item>
              <text:list-item>
                <text:p><text:span text:style-name="T2">The Graduate Student wiki</text:span></text:p>
              </text:list-item>
              <text:list-item>
                <text:p/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ttoStruve group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a xlink:href="https://github.com/OttoStruve" xlink:type="simple">https://github.com/OttoStruve</text:a></text:p>
              </text:list-item>
              <text:list-item>
                <text:p/>
              </text:list-item>
              <text:list-item>
                <text:p>Mostly built around data science</text:p>
              </text:list-item>
              <text:list-item>
                <text:p/>
              </text:list-item>
              <text:list-item>
                <text:p>Useful place to store code or files that are useful within the depatment</text:p>
              </text:list-item>
              <text:list-item>
                <text:p/>
              </text:list-item>
              <text:list-item>
                <text:p>Grad students: potential place to store files for various Tas</text:p>
                <text:list>
                  <text:list-item>
                    <text:p><text:a xlink:href="https://github.com/OttoStruve/ast301_Winget" xlink:type="simple">https://github.com/OttoStruve/ast301_Winget</text:a></text:p>
                  </text:list-item>
                  <text:list-item>
                    <text:p><text:a xlink:href="https://github.com/OttoStruve/ast152m" xlink:type="simple">https://github.com/OttoStruve/ast152m</text:a></text:p>
                  </text:list-item>
                </text:list>
              </text:list-item>
              <text:list-item>
                <text:p>Intro to Python:</text:p>
                <text:list>
                  <text:list-item>
                    <text:p><text:a xlink:href="https://github.com/OttoStruve/A_quick_intro_to_Python_for_Astronomers" xlink:type="simple">https://github.com/OttoStruve/A_quick_intro_to_Python_for_Astronomers</text:a></text:p>
                  </text:list-item>
                </text:list>
              </text:list-item>
              <text:list-item>
                <text:p>Grad students: University thesis template in LaTeX</text:p>
                <text:list>
                  <text:list-item>
                    <text:p>Current as of 2017-2018</text:p>
                  </text:list-item>
                  <text:list-item>
                    <text:p><text:a xlink:href="https://github.com/OttoStruve/UT-thesis" xlink:type="simple">https://github.com/OttoStruve/UT-thesis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Slack</text:span></text:p>
              </text:list-item>
              <text:list-item>
                <text:p><text:span text:style-name="T2"/></text:p>
              </text:list-item>
              <text:list-item>
                <text:p><text:span text:style-name="T2">Git</text:span></text:p>
              </text:list-item>
              <text:list-item>
                <text:p><text:span text:style-name="T1"/></text:p>
              </text:list-item>
              <text:list-item>
                <text:p><text:span text:style-name="T1">The Graduate Student wiki</text:span></text:p>
              </text:list-item>
              <text:list-item>
                <text:p/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d Student Wiki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ikis.utexas.edu/display/AstroGS" xlink:type="simple">https://wikis.utexas.edu/display/AstroGS</text:a></text:p>
              </text:list-item>
              <text:list-item>
                <text:p>Currently only accessible to grad students (sorry post-docs)</text:p>
              </text:list-item>
              <text:list-item>
                <text:p>List of current grad student officers</text:p>
                <text:list>
                  <text:list-item>
                    <text:p><text:a xlink:href="https://wikis.utexas.edu/display/AstroGS/Grad+Student+Executive+Committee" xlink:type="simple">https://wikis.utexas.edu/display/AstroGS/Grad+Student+Executive+Committee</text:a></text:p>
                  </text:list-item>
                </text:list>
              </text:list-item>
              <text:list-item>
                <text:p>Information about being a TA</text:p>
                <text:list>
                  <text:list-item>
                    <text:p><text:a xlink:href="https://wikis.utexas.edu/display/AstroGS/TA+and+undergrad+class+information" xlink:type="simple">https://wikis.utexas.edu/display/AstroGS/TA+and+undergrad+class+information</text:a></text:p>
                  </text:list-item>
                  <text:list-item>
                    <text:p>Please add to and update this!</text:p>
                  </text:list-item>
                </text:list>
              </text:list-item>
              <text:list-item>
                <text:p>Things I wish I knew my first year</text:p>
                <text:list>
                  <text:list-item>
                    <text:p><text:a xlink:href="https://wikis.utexas.edu/display/AstroGS/Things+I+wish+I+knew+my+first+year" xlink:type="simple">https://wikis.utexas.edu/display/AstroGS/Things+I+wish+I+knew+my+first+year</text:a></text:p>
                  </text:list-item>
                </text:list>
              </text:list-item>
              <text:list-item>
                <text:p>Former grad students</text:p>
                <text:list>
                  <text:list-item>
                    <text:p><text:a xlink:href="https://wikis.utexas.edu/display/AstroGS/Former+Grad+Students" xlink:type="simple">https://wikis.utexas.edu/display/AstroGS/Former+Grad+Students</text:a></text:p>
                  </text:list-item>
                </text:list>
              </text:list-item>
              <text:list-item>
                <text:p>Useful stuff for life as a grad student</text:p>
                <text:list>
                  <text:list-item>
                    <text:p><text:a xlink:href="https://wikis.utexas.edu/display/AstroGS/Grad+Student+Life" xlink:type="simple">https://wikis.utexas.edu/display/AstroGS/Grad+Student+Life</text:a></text:p>
                  </text:list-item>
                </text:list>
              </text:list-item>
              <text:list-item>
                <text:p>Maybe time to move it to github?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2" svg:font-family="'LM Mono 10'" style:font-pitch="fixed"/>
    <style:font-face style:name="LM Mono 104" svg:font-family="'LM Mono 10'" style:font-adornments="Semibold" style:font-pitch="fixed"/>
    <style:font-face style:name="LM Mono 101" svg:font-family="'LM Mono 10'" style:font-adornments="細字" style:font-pitch="fixed"/>
    <style:font-face style:name="LM Mono 103" svg:font-family="'LM Mono 10'" style:font-adornments="Semibold" style:font-pitch="variable"/>
    <style:font-face style:name="LM Mono 10" svg:font-family="'LM Mono 10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7:24:26.414177336</meta:creation-date>
    <meta:editing-duration>PT6H1M23S</meta:editing-duration>
    <meta:editing-cycles>77</meta:editing-cycles>
    <meta:generator>LibreOffice/5.1.6.2.0$Linux_X86_64 LibreOffice_project/10$Build-2</meta:generator>
    <dc:date>2018-04-15T02:28:14.249732967</dc:date>
    <meta:document-statistic meta:object-count="69"/>
    <meta:template xlink:type="simple" xlink:actuate="onRequest" xlink:title="" xlink:href="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